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M MALIN</text:p>
      <text:p text:style-name="Standard"/>
      <text:p text:style-name="Standard">Det jag anar om mig själv:</text:p>
      <text:p text:style-name="Standard">Jag är ett glädjetjut, en virvelvind, ett ljus. Ett väsen med vingar. <text:s/>En sångfågel. Jag har fått gåvan att förändra ett rum med min närvaro. Scenen är mitt element. Inlevelsen är pricksäker. Intuitionen talar sanning.</text:p>
      <text:p text:style-name="Standard"/>
      <text:p text:style-name="Standard">Det som går att bevisa:</text:p>
      <text:p text:style-name="Standard">Jag är inte högskoleutbildad och har inget papper som säger vad jag kan, vad som är min proffession.</text:p>
      <text:p text:style-name="Standard">Min livsväg och mina livsval är min kvalitetssäkring.</text:p>
      <text:p text:style-name="Standard">Mina viktigaste lärare/utbildningar:</text:p>
      <text:p text:style-name="Standard">Min mamma Anette, </text:p>
      <text:p text:style-name="Standard">Min man Jón Kristján</text:p>
      <text:p text:style-name="Standard">mina fem barn Benjamin, Ruben, Luna, Sonja och Hilma</text:p>
      <text:p text:style-name="Standard">Mina lånesöner Öystein och Fabian</text:p>
      <text:p text:style-name="Standard">Iris Johansson - min mentor</text:p>
      <text:p text:style-name="Standard">Mina vänner….</text:p>
      <text:p text:style-name="Standard">Mina fiender…</text:p>
      <text:p text:style-name="Standard">Mängder av situationer, utmaningar, fortbildningar, grävande, prövande.</text:p>
      <text:p text:style-name="Standard"/>
      <text:p text:style-name="Standard">En envishet att komma närmre och närmre min natur, min unika konstitution. Att avkläda lager på lager av rädsla för att få uppleva det jag anar om mig själv.</text:p>
      <text:p text:style-name="Standard"/>
      <text:p text:style-name="Standard">Ha ha! Efter denna gedigna utbildning är jag nu självutnämnd och färdigdiplomerad till</text:p>
      <text:p text:style-name="Standard"><text:span text:style-name="T1"><text:s/>”INTUITIV INSPIRATÖR”</text:span> <text:s text:c="2"/>känn på den du!</text:p>
      <text:p text:style-name="Standard"/>
      <text:p text:style-name="Standard">DET vill jag gärna dela med mig av till dig!</text:p>
      <text:p text:style-name="Standard"/>
      <text:p text:style-name="Standard">Varje dag är en lektion i konsten att eliminera rädsla och försonas med faktumet att jag, du och livet är ofullständigt men att det är helt i sin ordning! </text:p>
      <text:p text:style-name="Standard">Jag vill göra konst av det! Jag vill leka med det! </text:p>
      <text:p text:style-name="Standard">Jag vill sluta vara rädd för rädslan! </text:p>
      <text:p text:style-name="Standard">Jag vill älska!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2pt" fo:language="sv" fo:country="SE" style:letter-kerning="true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ben haraldsson</meta:initial-creator>
    <meta:editing-cycles>10</meta:editing-cycles>
    <meta:creation-date>2017-05-16T18:46:00</meta:creation-date>
    <dc:date>2017-05-18T11:06:13.76</dc:date>
    <meta:editing-duration>PT59S</meta:editing-duration>
    <meta:generator>OpenOffice/4.1.0$Win32 OpenOffice.org_project/410m18$Build-9764</meta:generator>
    <meta:document-statistic meta:table-count="0" meta:image-count="0" meta:object-count="0" meta:page-count="1" meta:paragraph-count="23" meta:word-count="223" meta:character-count="12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